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1e9f9f" officeooo:paragraph-rsid="001e9f9f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eb1fd" officeooo:paragraph-rsid="001eb1fd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1f72b2" officeooo:paragraph-rsid="0021cdb9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22a201" officeooo:paragraph-rsid="0022a201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2a201" officeooo:paragraph-rsid="0024264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42645" officeooo:paragraph-rsid="0024264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242645" officeooo:paragraph-rsid="0024aaeb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335a1b" officeooo:paragraph-rsid="00335a1b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34021d" officeooo:paragraph-rsid="0034021d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4412ff" officeooo:paragraph-rsid="004412ff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1f72b2" officeooo:paragraph-rsid="00409e14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49073e" officeooo:paragraph-rsid="0049073e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29d3c4" officeooo:paragraph-rsid="0049073e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4412ff" officeooo:paragraph-rsid="004412ff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468810" officeooo:paragraph-rsid="00468810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49d1b6" officeooo:paragraph-rsid="0049d1b6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4b5c5f" officeooo:paragraph-rsid="004bdb2f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4daa73" officeooo:paragraph-rsid="004daa73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4dfbcd" officeooo:paragraph-rsid="004dfbcd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4fce2c" officeooo:paragraph-rsid="004fce2c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5105ed" officeooo:paragraph-rsid="005105ed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54d647" officeooo:paragraph-rsid="0054d647"/>
    </style:style>
    <style:style style:name="T1" style:family="text">
      <style:text-properties officeooo:rsid="001eb1fd"/>
    </style:style>
    <style:style style:name="T2" style:family="text">
      <style:text-properties officeooo:rsid="001eb1fd" fo:background-color="#ffff00" loext:char-shading-value="0"/>
    </style:style>
    <style:style style:name="T3" style:family="text">
      <style:text-properties officeooo:rsid="00211c44"/>
    </style:style>
    <style:style style:name="T4" style:family="text">
      <style:text-properties officeooo:rsid="00232da9"/>
    </style:style>
    <style:style style:name="T5" style:family="text">
      <style:text-properties officeooo:rsid="00242645"/>
    </style:style>
    <style:style style:name="T6" style:family="text">
      <style:text-properties officeooo:rsid="0024aaeb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7dafc"/>
    </style:style>
    <style:style style:name="T9" style:family="text">
      <style:text-properties fo:language="ru" fo:country="RU" officeooo:rsid="0042d9aa"/>
    </style:style>
    <style:style style:name="T10" style:family="text">
      <style:text-properties fo:language="ru" fo:country="RU" officeooo:rsid="0042d9aa" fo:background-color="#ffff00" loext:char-shading-value="0"/>
    </style:style>
    <style:style style:name="T11" style:family="text">
      <style:text-properties fo:language="ru" fo:country="RU" officeooo:rsid="0044563a" fo:background-color="#ffff00" loext:char-shading-value="0"/>
    </style:style>
    <style:style style:name="T12" style:family="text">
      <style:text-properties fo:language="ru" fo:country="RU" officeooo:rsid="0044563a"/>
    </style:style>
    <style:style style:name="T13" style:family="text">
      <style:text-properties fo:language="ru" fo:country="RU" officeooo:rsid="00457e59"/>
    </style:style>
    <style:style style:name="T14" style:family="text">
      <style:text-properties fo:language="ru" fo:country="RU" officeooo:rsid="00468810"/>
    </style:style>
    <style:style style:name="T15" style:family="text">
      <style:text-properties fo:language="ru" fo:country="RU" officeooo:rsid="004784c7"/>
    </style:style>
    <style:style style:name="T16" style:family="text">
      <style:text-properties fo:language="ru" fo:country="RU" officeooo:rsid="00480387"/>
    </style:style>
    <style:style style:name="T17" style:family="text">
      <style:text-properties fo:language="ru" fo:country="RU" officeooo:rsid="0054d647"/>
    </style:style>
    <style:style style:name="T18" style:family="text">
      <style:text-properties officeooo:rsid="0028eb1f"/>
    </style:style>
    <style:style style:name="T19" style:family="text">
      <style:text-properties officeooo:rsid="002c8c35"/>
    </style:style>
    <style:style style:name="T20" style:family="text">
      <style:text-properties officeooo:rsid="00312a8b"/>
    </style:style>
    <style:style style:name="T21" style:family="text">
      <style:text-properties officeooo:rsid="0032e899"/>
    </style:style>
    <style:style style:name="T22" style:family="text">
      <style:text-properties officeooo:rsid="00335a1b"/>
    </style:style>
    <style:style style:name="T23" style:family="text">
      <style:text-properties officeooo:rsid="003bd620"/>
    </style:style>
    <style:style style:name="T24" style:family="text">
      <style:text-properties officeooo:rsid="0042d9aa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52d72f"/>
    </style:style>
    <style:style style:name="T27" style:family="text">
      <style:text-properties officeooo:rsid="00468810"/>
    </style:style>
    <style:style style:name="T28" style:family="text">
      <style:text-properties officeooo:rsid="00480387"/>
    </style:style>
    <style:style style:name="T29" style:family="text">
      <style:text-properties officeooo:rsid="004bdb2f"/>
    </style:style>
    <style:style style:name="T30" style:family="text">
      <style:text-properties officeooo:rsid="005105ed"/>
    </style:style>
    <style:style style:name="T31" style:family="text">
      <style:text-properties officeooo:rsid="0052d7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C<text:span text:style-name="T7"> — M</text:span>AC-<text:span text:style-name="T7">адрес </text:span>Wi-Fi <text:span text:style-name="T7">устройства клиента</text:span></text:p>
      <text:p text:style-name="P14">СЛЧ — случайное число, сгенерированное клиентским устройством при первом запуске приложения в диапазоне <text:s/>от 0 до 65 536, представленное в шестнадцатеричном виде с ведущими нулями (0000-<text:span text:style-name="T25">FFFF).</text:span></text:p>
      <text:p text:style-name="P14">Отпечаток — строчка из <text:span text:style-name="T25">Mac-</text:span>а+разделителя+СЛЧ.</text:p>
      <text:p text:style-name="P15">ТП — точка продаж/точка сервиса.</text:p>
      <text:p text:style-name="P14"/>
      <text:p text:style-name="P1"><text:span text:style-name="T9">Клиент генерирует </text:span><text:span text:style-name="T24">QR </text:span><text:span text:style-name="T9">код</text:span> (<text:span text:style-name="T12">Отпечаток </text:span><text:span text:style-name="T10">+ текущее Дата/Время</text:span> <text:span text:style-name="T12">в формате </text:span><text:span text:style-name="T2">UTC+</text:span><text:span text:style-name="T11">0</text:span><text:span text:style-name="T1">)</text:span>. <text:span text:style-name="T9">Если у клиента есть </text:span>NFC, <text:span text:style-name="T9">записать в </text:span><text:span text:style-name="T23">NFC </text:span><text:span text:style-name="T9">метку эту же информацию</text:span>. </text:p>
      <text:p text:style-name="P1"/>
      <text:p text:style-name="P2"><text:span text:style-name="T9">Приложение Точки Продаж (далее ТП</text:span>) <text:span text:style-name="T9">имеет функциональность для чтения </text:span><text:span text:style-name="T24">QR </text:span><text:span text:style-name="T9">кода и </text:span><text:span text:style-name="T24">NFC </text:span><text:span text:style-name="T9">меток с клиентских устройств.</text:span></text:p>
      <text:p text:style-name="P2"/>
      <text:p text:style-name="P2"><text:span text:style-name="T9">После чтения данных, в первую очередь необходимо сравнить Дату/Время ТП и клиента</text:span>. <text:span text:style-name="T13">Приложение должно иметь настройку допустимой разницы во времени</text:span>, <text:span text:style-name="T13">к примеру</text:span> 5 <text:span text:style-name="T13">минут</text:span>. <text:span text:style-name="T13">Если</text:span> <text:span text:style-name="T13">ДатаВремя не равны и разница более указанной в настройках приложения, тогда вывести на экран диалог</text:span>: “<text:span text:style-name="T14">Клиентские настройки даты времени некорректны или клиент подделка</text:span>” <text:span text:style-name="T14">и остановить дальнейшие действия. </text:span></text:p>
      <text:p text:style-name="P2"/>
      <text:p text:style-name="P2"><text:span text:style-name="T14">Если разница меньше, то нужно из полученного </text:span><text:span text:style-name="T27">QR-</text:span><text:span text:style-name="T14">кода/</text:span><text:span text:style-name="T27">NFC </text:span><text:span text:style-name="T14">метки получить Отпечаток.</text:span></text:p>
      <text:p text:style-name="P2"/>
      <text:p text:style-name="P3"><text:span text:style-name="T14">После этого приложение должно сделать запрос к БД</text:span> <text:span text:style-name="T14">(</text:span>MySQL<text:span text:style-name="T14">)</text:span> <text:span text:style-name="T14">и ожидать результат</text:span>. <text:span text:style-name="T14">Настройки </text:span>MySQL <text:span text:style-name="T14">должны задавать</text:span><text:span text:style-name="T15">ся</text:span><text:span text:style-name="T14"> в приложении</text:span><text:span text:style-name="T3">. </text:span><text:span text:style-name="T15">Если найден клиент, должно отобразиться окно существующего клиента. Поля, доступные для отображения и редактирования в этом окне, должны настраиваться из настроек приложения ТП.</text:span></text:p>
      <text:p text:style-name="P11"/>
      <text:p text:style-name="P4"><text:span text:style-name="T16">Структура таблицы</text:span> <text:span text:style-name="T5">(main)</text:span></text:p>
      <text:p text:style-name="P4"/>
      <text:p text:style-name="P4"><text:span text:style-name="T8">1 </text:span>client_id (AI), int, primary key</text:p>
      <text:p text:style-name="P5"><text:span text:style-name="T8">2 </text:span><text:span text:style-name="T16">f</text:span><text:span text:style-name="T28">ingerprint</text:span>, <text:span text:style-name="T4">text (60 symbols), unique, UTF8 General CI, not null / contains also RND value of client's fingerprint </text:span><text:span text:style-name="T17">обязательно</text:span></text:p>
      <text:p text:style-name="P6"><text:span text:style-name="T8">3 </text:span><text:span text:style-name="T19">clientn</text:span>ame, text (128 symbols), <text:span text:style-name="T4">UTF8 General CI, </text:span><text:span text:style-name="T17">обязательно к заполнению</text:span></text:p>
      <text:p text:style-name="P6"><text:span text:style-name="T8">4 </text:span><text:span text:style-name="T20">anyv</text:span>1, int (0..<text:span text:style-name="T28">4kkk</text:span>)</text:p>
      <text:p text:style-name="P6"><text:span text:style-name="T8">5 </text:span><text:span text:style-name="T20">anyv</text:span>2, int (0..<text:span text:style-name="T28">4kkk</text:span>)</text:p>
      <text:p text:style-name="P6"><text:span text:style-name="T8">6 </text:span>size<text:span text:style-name="T21">v</text:span>1, int (<text:span text:style-name="T21">FLOAT</text:span>)</text:p>
      <text:p text:style-name="P6"><text:span text:style-name="T8">7 </text:span>size<text:span text:style-name="T21">v</text:span>2, int (<text:span text:style-name="T21">FLOAT</text:span>)</text:p>
      <text:p text:style-name="P6"><text:span text:style-name="T8">8 </text:span>incrementv1, <text:span text:style-name="T21">(FLOAT)</text:span></text:p>
      <text:p text:style-name="P6"><text:span text:style-name="T8">9 </text:span>incrementv2, <text:span text:style-name="T21">(FLOAT)</text:span></text:p>
      <text:p text:style-name="P6"><text:span text:style-name="T8">1</text:span><text:span text:style-name="T22">0</text:span><text:span text:style-name="T8"> </text:span><text:span text:style-name="T6">d</text:span>ateofcreation, datetime<text:span text:style-name="T18">stamp</text:span></text:p>
      <text:p text:style-name="P7"><text:span text:style-name="T8">1</text:span><text:span text:style-name="T22">1</text:span><text:span text:style-name="T8"> </text:span>dateoflastuse, datetime<text:span text:style-name="T18">stamp</text:span></text:p>
      <text:p text:style-name="P8">12 <text:span text:style-name="T20">comment, text 512 symbols, UTF8, General CI</text:span></text:p>
      <text:p text:style-name="P8">13 uses (int)</text:p>
      <text:p text:style-name="P9">14 phone number</text:p>
      <text:p text:style-name="P9">15 e-mail</text:p>
      <text:p text:style-name="P9"/>
      <text:p text:style-name="P12">10, 11 <text:span text:style-name="T7">поля используют как служебные поля, куда автоматически вносятся дата создания записи и дата последнего использования записи соответственно</text:span></text:p>
      <text:p text:style-name="P12"><text:span text:style-name="T7">13 поле использует накопительный счетчик, отображающий общее количество использований данной записи</text:span></text:p>
      <text:p text:style-name="P16">Открытие формы существующего клиента есть основание для обновления 11 и 13 полей.</text:p>
      <text:p text:style-name="P16"/>
      <text:p text:style-name="P17">В случае, если клиент не был найден, следует сообщить об этом (Диалог2).</text:p>
      <text:p text:style-name="P17"><text:soft-page-break/><text:span text:style-name="T29">Если ТП имеет право на поиск по дополнительным полям, тогда</text:span> вывести запрос на поиск клиента по дополнительным полям (Диалог 3).</text:p>
      <text:p text:style-name="P17"/>
      <text:p text:style-name="P18">Доступные поля в Форме поиска настраиваются через настройки приложения. </text:p>
      <text:p text:style-name="P19">Форма поиска содержит табличную часть с найденными записями.</text:p>
      <text:p text:style-name="P19">Следует выбрать правильную запись и нажать продолжить, чтобы перейти в формы существующего клиента.</text:p>
      <text:p text:style-name="P20"/>
      <text:p text:style-name="P20">Если <text:span text:style-name="T30">в табличной части нет нужной записи и у ТП есть права на создание новых клиентов, тогда можно перейти в форму создания нового клиента.</text:span></text:p>
      <text:p text:style-name="P20"/>
      <text:p text:style-name="P21">Доступные поля в форме создания нового клиента настраиваются из настроек. <text:span text:style-name="T31">Отпечаток берется из данных, использованных для самого первого поиска на главной форме.</text:span></text:p>
      <text:p text:style-name="P21"/>
      <text:p text:style-name="P22">Из формы можно подтвердить создание клиента и перейти в его карточку (форма существуюшего клиента) или вернуться на главную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9:19:15.349000000</meta:creation-date>
    <dc:date>2017-03-11T23:59:08.829000000</dc:date>
    <meta:editing-duration>PT13H17M4S</meta:editing-duration>
    <meta:editing-cycles>49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36" meta:word-count="434" meta:character-count="3038" meta:non-whitespace-character-count="2632"/>
  </office:meta>
</office:document-meta>
</file>